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3" style:family="paragraph" style:parent-style-name="Preformatted_20_Text">
      <style:text-properties officeooo:rsid="000e396a" officeooo:paragraph-rsid="000e396a"/>
    </style:style>
    <style:style style:name="P4" style:family="paragraph" style:parent-style-name="Preformatted_20_Text">
      <style:text-properties officeooo:paragraph-rsid="000e396a"/>
    </style:style>
    <style:style style:name="P5" style:family="paragraph" style:parent-style-name="Preformatted_20_Text">
      <style:text-properties fo:font-weight="bold" style:font-weight-asian="bold" style:font-weight-complex="bold"/>
    </style:style>
    <style:style style:name="P6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7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8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9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10" style:family="paragraph" style:parent-style-name="Preformatted_20_Text">
      <style:text-properties fo:color="#000000" fo:font-weight="normal" style:font-weight-asian="normal" style:font-weight-complex="normal"/>
    </style:style>
    <style:style style:name="P11" style:family="paragraph" style:parent-style-name="Preformatted_20_Text">
      <style:text-properties fo:color="#000000" officeooo:paragraph-rsid="00281541"/>
    </style:style>
    <style:style style:name="P12" style:family="paragraph" style:parent-style-name="Preformatted_20_Text">
      <style:text-properties fo:color="#000000" officeooo:paragraph-rsid="00294be8"/>
    </style:style>
    <style:style style:name="P13" style:family="paragraph" style:parent-style-name="Preformatted_20_Text">
      <style:text-properties fo:color="#000000" officeooo:rsid="00294be8" officeooo:paragraph-rsid="002a83d0"/>
    </style:style>
    <style:style style:name="P14" style:family="paragraph" style:parent-style-name="Preformatted_20_Text">
      <style:text-properties officeooo:rsid="0016930e" officeooo:paragraph-rsid="0016930e"/>
    </style:style>
    <style:style style:name="P15" style:family="paragraph" style:parent-style-name="Preformatted_20_Text">
      <style:text-properties officeooo:rsid="0019a2a3" officeooo:paragraph-rsid="0019a2a3"/>
    </style:style>
    <style:style style:name="P16" style:family="paragraph" style:parent-style-name="Preformatted_20_Text">
      <style:text-properties fo:color="#0000cd" fo:font-weight="bold" style:font-weight-asian="bold" style:font-weight-complex="bold"/>
    </style:style>
    <style:style style:name="P17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18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19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20" style:family="paragraph" style:parent-style-name="Preformatted_20_Text">
      <style:text-properties officeooo:paragraph-rsid="001fc096"/>
    </style:style>
    <style:style style:name="P21" style:family="paragraph" style:parent-style-name="Preformatted_20_Text">
      <style:text-properties officeooo:paragraph-rsid="0019a2a3"/>
    </style:style>
    <style:style style:name="P22" style:family="paragraph" style:parent-style-name="Preformatted_20_Text">
      <style:text-properties officeooo:rsid="002542ea" officeooo:paragraph-rsid="002542ea"/>
    </style:style>
    <style:style style:name="P23" style:family="paragraph" style:parent-style-name="Preformatted_20_Text">
      <style:text-properties officeooo:paragraph-rsid="002542ea"/>
    </style:style>
    <style:style style:name="P24" style:family="paragraph" style:parent-style-name="Preformatted_20_Text">
      <style:text-properties fo:color="#00a933" officeooo:rsid="00294be8" officeooo:paragraph-rsid="002a83d0"/>
    </style:style>
    <style:style style:name="P25" style:family="paragraph" style:parent-style-name="Preformatted_20_Text">
      <style:text-properties fo:color="#00a933" officeooo:paragraph-rsid="002b2479"/>
    </style:style>
    <style:style style:name="P26" style:family="paragraph" style:parent-style-name="Preformatted_20_Text">
      <style:text-properties fo:color="#00a933" officeooo:paragraph-rsid="002cc2c2"/>
    </style:style>
    <style:style style:name="P27" style:family="paragraph" style:parent-style-name="Preformatted_20_Text">
      <style:text-properties officeooo:paragraph-rsid="002b2479"/>
    </style:style>
    <style:style style:name="P28" style:family="paragraph" style:parent-style-name="Preformatted_20_Text">
      <style:text-properties officeooo:paragraph-rsid="002c5538"/>
    </style:style>
    <style:style style:name="P29" style:family="paragraph" style:parent-style-name="Preformatted_20_Text">
      <style:text-properties officeooo:paragraph-rsid="00312987"/>
    </style:style>
    <style:style style:name="P30" style:family="paragraph" style:parent-style-name="Preformatted_20_Text">
      <style:text-properties fo:background-color="transparent"/>
    </style:style>
    <style:style style:name="P31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32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33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34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40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43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start" style:justify-single-word="false"/>
      <style:text-properties officeooo:paragraph-rsid="001fc096"/>
    </style:style>
    <style:style style:name="P45" style:family="paragraph" style:parent-style-name="Standard">
      <style:paragraph-properties fo:text-align="start" style:justify-single-word="false"/>
      <style:text-properties officeooo:paragraph-rsid="00211977"/>
    </style:style>
    <style:style style:name="P46" style:family="paragraph" style:parent-style-name="Preformatted_20_Text">
      <style:text-properties fo:color="#00a933"/>
    </style:style>
    <style:style style:name="P47" style:family="paragraph" style:parent-style-name="Preformatted_20_Text"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48" style:family="paragraph" style:parent-style-name="Preformatted_20_Text"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49" style:family="paragraph" style:parent-style-name="Preformatted_20_Text"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50" style:family="paragraph" style:parent-style-name="Preformatted_20_Text"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51" style:family="paragraph" style:parent-style-name="Preformatted_20_Text">
      <style:text-properties fo:color="#80008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52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53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54" style:family="paragraph" style:parent-style-name="Preformatted_20_Text"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55" style:family="paragraph" style:parent-style-name="Preformatted_20_Text">
      <style:text-properties officeooo:paragraph-rsid="0037015d" fo:background-color="transparent"/>
    </style:style>
    <style:style style:name="P56" style:family="paragraph" style:parent-style-name="Preformatted_20_Text">
      <style:text-properties fo:font-weight="bold" style:font-weight-asian="bold" style:font-weight-complex="bold"/>
    </style:style>
    <style:style style:name="P57" style:family="paragraph" style:parent-style-name="Preformatted_20_Text">
      <style:text-properties fo:color="#0000cd" fo:font-weight="bold" style:font-weight-asian="bold" style:font-weight-complex="bold"/>
    </style:style>
    <style:style style:name="P58" style:family="paragraph" style:parent-style-name="Preformatted_20_Text">
      <style:text-properties officeooo:paragraph-rsid="003c29b2"/>
    </style:style>
    <style:style style:name="P59" style:family="paragraph" style:parent-style-name="Preformatted_20_Text">
      <style:text-properties officeooo:paragraph-rsid="0037015d"/>
    </style:style>
    <style:style style:name="P60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9eadd" fo:background-color="transparent" style:font-size-asian="10pt" style:font-weight-asian="bold" style:font-size-complex="10pt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67" style:family="paragraph" style:parent-style-name="Standard">
      <style:paragraph-properties fo:text-align="start" style:justify-single-word="false"/>
      <style:text-properties officeooo:paragraph-rsid="0039eadd"/>
    </style:style>
    <style:style style:name="P68" style:family="paragraph" style:parent-style-name="Standard">
      <style:paragraph-properties fo:text-align="start" style:justify-single-word="false"/>
      <style:text-properties officeooo:paragraph-rsid="003a5645"/>
    </style:style>
    <style:style style:name="P69" style:family="paragraph" style:parent-style-name="Standard">
      <style:paragraph-properties fo:text-align="start" style:justify-single-word="false"/>
      <style:text-properties officeooo:paragraph-rsid="003f0255"/>
    </style:style>
    <style:style style:name="P70" style:family="paragraph" style:parent-style-name="Standard"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72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fo:background-color="transparent" loext:char-shading-value="0" style:font-weight-asian="bold" style:font-weight-complex="bold"/>
    </style:style>
    <style:style style:name="T7" style:family="text">
      <style:text-properties fo:font-weight="bold" officeooo:rsid="00436ef9" fo:background-color="transparent" loext:char-shading-value="0" style:font-weight-asian="bold" style:font-weight-complex="bold"/>
    </style:style>
    <style:style style:name="T8" style:family="text">
      <style:text-properties fo:color="#0000cd"/>
    </style:style>
    <style:style style:name="T9" style:family="text">
      <style:text-properties fo:color="#0000cd" fo:font-weight="bold" style:font-weight-asian="bold" style:font-weight-complex="bold"/>
    </style:style>
    <style:style style:name="T10" style:family="text">
      <style:text-properties fo:color="#0000cd" fo:font-weight="bold" officeooo:rsid="000fd27a" style:font-weight-asian="bold" style:font-weight-complex="bold"/>
    </style:style>
    <style:style style:name="T11" style:family="text">
      <style:text-properties fo:color="#0000cd" fo:font-weight="bold" officeooo:rsid="000e396a" style:font-weight-asian="bold" style:font-weight-complex="bold"/>
    </style:style>
    <style:style style:name="T12" style:family="text">
      <style:text-properties fo:color="#0000cd" fo:font-weight="bold" officeooo:rsid="00108b38" style:font-weight-asian="bold" style:font-weight-complex="bold"/>
    </style:style>
    <style:style style:name="T13" style:family="text">
      <style:text-properties fo:color="#0000cd" fo:font-weight="bold" officeooo:rsid="0011f726" style:font-weight-asian="bold" style:font-weight-complex="bold"/>
    </style:style>
    <style:style style:name="T14" style:family="text">
      <style:text-properties fo:color="#0000cd" fo:font-weight="bold" officeooo:rsid="0011fb9d" style:font-weight-asian="bold" style:font-weight-complex="bold"/>
    </style:style>
    <style:style style:name="T15" style:family="text">
      <style:text-properties fo:color="#0000cd" fo:font-weight="bold" officeooo:rsid="0013e258" style:font-weight-asian="bold" style:font-weight-complex="bold"/>
    </style:style>
    <style:style style:name="T16" style:family="text">
      <style:text-properties fo:color="#0000cd" fo:font-weight="bold" officeooo:rsid="0014248a" style:font-weight-asian="bold" style:font-weight-complex="bold"/>
    </style:style>
    <style:style style:name="T17" style:family="text">
      <style:text-properties fo:color="#0000cd" fo:font-weight="bold" officeooo:rsid="0015dbd2" style:font-weight-asian="bold" style:font-weight-complex="bold"/>
    </style:style>
    <style:style style:name="T18" style:family="text">
      <style:text-properties fo:color="#0000cd" fo:font-weight="bold" officeooo:rsid="000f5d9e" style:font-weight-asian="bold" style:font-weight-complex="bold"/>
    </style:style>
    <style:style style:name="T19" style:family="text">
      <style:text-properties fo:color="#0000cd" fo:font-weight="bold" officeooo:rsid="0031d8af" style:font-weight-asian="bold" style:font-weight-complex="bold"/>
    </style:style>
    <style:style style:name="T20" style:family="text">
      <style:text-properties fo:color="#0000cd" fo:font-weight="bold" officeooo:rsid="0016930e" style:font-weight-asian="bold" style:font-weight-complex="bold"/>
    </style:style>
    <style:style style:name="T21" style:family="text">
      <style:text-properties fo:color="#0000cd" fo:font-weight="bold" officeooo:rsid="003610d6" style:font-weight-asian="bold" style:font-weight-complex="bold"/>
    </style:style>
    <style:style style:name="T22" style:family="text">
      <style:text-properties fo:color="#0000cd" fo:font-weight="bold" officeooo:rsid="0018503b" style:font-weight-asian="bold" style:font-weight-complex="bold"/>
    </style:style>
    <style:style style:name="T23" style:family="text">
      <style:text-properties fo:color="#0000cd" fo:font-weight="bold" officeooo:rsid="001a3cf0" style:font-weight-asian="bold" style:font-weight-complex="bold"/>
    </style:style>
    <style:style style:name="T24" style:family="text">
      <style:text-properties fo:color="#0000cd" fo:font-weight="bold" officeooo:rsid="001fc096" style:font-weight-asian="bold" style:font-weight-complex="bold"/>
    </style:style>
    <style:style style:name="T25" style:family="text">
      <style:text-properties fo:color="#0000cd" fo:font-weight="bold" officeooo:rsid="00226f2b" style:font-weight-asian="bold" style:font-weight-complex="bold"/>
    </style:style>
    <style:style style:name="T26" style:family="text">
      <style:text-properties fo:color="#0000cd" fo:font-weight="bold" officeooo:rsid="002542ea" style:font-weight-asian="bold" style:font-weight-complex="bold"/>
    </style:style>
    <style:style style:name="T27" style:family="text">
      <style:text-properties fo:color="#0000cd" fo:font-weight="bold" officeooo:rsid="00272843" style:font-weight-asian="bold" style:font-weight-complex="bold"/>
    </style:style>
    <style:style style:name="T28" style:family="text">
      <style:text-properties fo:color="#0000cd" fo:font-weight="bold" officeooo:rsid="00312987" style:font-weight-asian="bold" style:font-weight-complex="bold"/>
    </style:style>
    <style:style style:name="T29" style:family="text">
      <style:text-properties fo:color="#0000cd" fo:font-weight="bold" officeooo:rsid="00350715" style:font-weight-asian="bold" style:font-weight-complex="bold"/>
    </style:style>
    <style:style style:name="T30" style:family="text">
      <style:text-properties fo:color="#0000cd" fo:font-weight="bold" officeooo:rsid="0037015d" style:font-weight-asian="bold" style:font-weight-complex="bold"/>
    </style:style>
    <style:style style:name="T31" style:family="text">
      <style:text-properties fo:color="#0000cd" fo:font-weight="bold" officeooo:rsid="0037ce57" style:font-weight-asian="bold" style:font-weight-complex="bold"/>
    </style:style>
    <style:style style:name="T32" style:family="text">
      <style:text-properties fo:color="#0000cd" fo:font-weight="bold" officeooo:rsid="003c29b2" style:font-weight-asian="bold" style:font-weight-complex="bold"/>
    </style:style>
    <style:style style:name="T33" style:family="text">
      <style:text-properties fo:color="#0000cd" fo:font-weight="bold" officeooo:rsid="003e68df" style:font-weight-asian="bold" style:font-weight-complex="bold"/>
    </style:style>
    <style:style style:name="T34" style:family="text">
      <style:text-properties fo:color="#0000cd" fo:font-weight="bold" officeooo:rsid="00417cc6" style:font-weight-asian="bold" style:font-weight-complex="bold"/>
    </style:style>
    <style:style style:name="T35" style:family="text">
      <style:text-properties fo:color="#0000cd" fo:font-weight="bold" fo:background-color="transparent" loext:char-shading-value="0" style:font-weight-asian="bold" style:font-weight-complex="bold"/>
    </style:style>
    <style:style style:name="T36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37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38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39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40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41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42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43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44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45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46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47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48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49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50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51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52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53" style:family="text">
      <style:text-properties fo:color="#0000cd" style:font-name="Liberation Mono" fo:font-size="10pt" fo:font-weight="bold" officeooo:rsid="002a83d0" style:font-size-asian="10pt" style:font-weight-asian="bold" style:font-size-complex="10pt" style:font-weight-complex="bold"/>
    </style:style>
    <style:style style:name="T54" style:family="text">
      <style:text-properties fo:color="#0000cd" style:font-name="Liberation Mono" fo:font-size="10pt" fo:font-weight="bold" officeooo:rsid="00750e99" style:font-size-asian="10pt" style:font-weight-asian="bold" style:font-size-complex="10pt" style:font-weight-complex="bold"/>
    </style:style>
    <style:style style:name="T55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56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57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58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59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60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61" style:family="text">
      <style:text-properties fo:color="#0000cd" officeooo:rsid="00226f2b"/>
    </style:style>
    <style:style style:name="T62" style:family="text">
      <style:text-properties fo:color="#0000cd" style:font-weight-asian="bold" style:font-weight-complex="bold"/>
    </style:style>
    <style:style style:name="T63" style:family="text">
      <style:text-properties fo:color="#0000cd" officeooo:rsid="003f0255" style:font-weight-asian="bold" style:font-weight-complex="bold"/>
    </style:style>
    <style:style style:name="T64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70" style:family="text">
      <style:text-properties officeooo:rsid="00108b38"/>
    </style:style>
    <style:style style:name="T71" style:family="text">
      <style:text-properties officeooo:rsid="0011fb9d"/>
    </style:style>
    <style:style style:name="T72" style:family="text">
      <style:text-properties fo:color="#00a933"/>
    </style:style>
    <style:style style:name="T73" style:family="text">
      <style:text-properties fo:color="#00a933" fo:font-weight="bold" style:font-weight-asian="bold" style:font-weight-complex="bold"/>
    </style:style>
    <style:style style:name="T74" style:family="text">
      <style:text-properties fo:color="#00a933" fo:font-weight="normal"/>
    </style:style>
    <style:style style:name="T75" style:family="text">
      <style:text-properties fo:color="#00a933" fo:font-weight="normal" officeooo:rsid="001a3cf0" style:font-weight-asian="normal" style:font-weight-complex="normal"/>
    </style:style>
    <style:style style:name="T76" style:family="text">
      <style:text-properties fo:color="#00a933" fo:font-weight="normal" officeooo:rsid="0011fb9d" style:font-weight-asian="normal" style:font-weight-complex="normal"/>
    </style:style>
    <style:style style:name="T77" style:family="text">
      <style:text-properties fo:color="#00a933" fo:font-weight="normal" officeooo:rsid="000e396a" style:font-weight-asian="normal" style:font-weight-complex="normal"/>
    </style:style>
    <style:style style:name="T78" style:family="text">
      <style:text-properties fo:color="#00a933" fo:font-weight="normal" officeooo:rsid="0013e258" style:font-weight-asian="normal" style:font-weight-complex="normal"/>
    </style:style>
    <style:style style:name="T79" style:family="text">
      <style:text-properties fo:color="#00a933" fo:font-weight="normal" officeooo:rsid="0037015d" style:font-weight-asian="normal" style:font-weight-complex="normal"/>
    </style:style>
    <style:style style:name="T80" style:family="text">
      <style:text-properties fo:color="#00a933" fo:font-weight="normal" officeooo:rsid="00417cc6" style:font-weight-asian="normal" style:font-weight-complex="normal"/>
    </style:style>
    <style:style style:name="T81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82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83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84" style:family="text">
      <style:text-properties fo:color="#00a933" officeooo:rsid="00350715"/>
    </style:style>
    <style:style style:name="T85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87" style:family="text">
      <style:text-properties officeooo:rsid="0013e258"/>
    </style:style>
    <style:style style:name="T88" style:family="text">
      <style:text-properties officeooo:rsid="0014248a"/>
    </style:style>
    <style:style style:name="T89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90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91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92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93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94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95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96" style:family="text">
      <style:text-properties style:font-name="Liberation Mono" fo:font-size="10pt" officeooo:rsid="00441a36" style:font-size-asian="10pt" style:font-size-complex="10pt"/>
    </style:style>
    <style:style style:name="T97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98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99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100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101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102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103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104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105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106" style:family="text">
      <style:text-properties officeooo:rsid="0015dbd2"/>
    </style:style>
    <style:style style:name="T107" style:family="text">
      <style:text-properties fo:color="#800080" style:font-name="Liberation Mono" fo:font-size="10pt" officeooo:rsid="00441a36" style:font-size-asian="10pt" style:font-size-complex="10pt"/>
    </style:style>
    <style:style style:name="T108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109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110" style:family="text">
      <style:text-properties officeooo:rsid="0031d8af"/>
    </style:style>
    <style:style style:name="T111" style:family="text">
      <style:text-properties fo:color="#ff0000" officeooo:rsid="01322a9b"/>
    </style:style>
    <style:style style:name="T112" style:family="text">
      <style:text-properties fo:color="#ff0000" fo:font-weight="bold" style:font-weight-asian="bold" style:font-weight-complex="bold"/>
    </style:style>
    <style:style style:name="T113" style:family="text">
      <style:text-properties fo:font-weight="normal" style:font-weight-asian="normal" style:font-weight-complex="normal"/>
    </style:style>
    <style:style style:name="T114" style:family="text">
      <style:text-properties fo:font-weight="normal" officeooo:rsid="000e396a" style:font-weight-asian="normal" style:font-weight-complex="normal"/>
    </style:style>
    <style:style style:name="T115" style:family="text">
      <style:text-properties fo:font-weight="normal" officeooo:rsid="003a5645" style:font-weight-asian="normal" style:font-weight-complex="normal"/>
    </style:style>
    <style:style style:name="T116" style:family="text">
      <style:text-properties fo:font-weight="normal" officeooo:rsid="003f0255" style:font-weight-asian="normal" style:font-weight-complex="normal"/>
    </style:style>
    <style:style style:name="T117" style:family="text">
      <style:text-properties fo:font-weight="normal" officeooo:rsid="00417cc6" style:font-weight-asian="normal" style:font-weight-complex="normal"/>
    </style:style>
    <style:style style:name="T118" style:family="text">
      <style:text-properties fo:color="#000000"/>
    </style:style>
    <style:style style:name="T119" style:family="text">
      <style:text-properties fo:color="#000000" fo:font-weight="normal" style:font-weight-asian="normal" style:font-weight-complex="normal"/>
    </style:style>
    <style:style style:name="T120" style:family="text">
      <style:text-properties fo:color="#000000" fo:font-weight="normal" officeooo:rsid="001fc096" style:font-weight-asian="normal" style:font-weight-complex="normal"/>
    </style:style>
    <style:style style:name="T121" style:family="text">
      <style:text-properties fo:color="#000000" fo:font-weight="normal" officeooo:rsid="00226f2b" style:font-weight-asian="normal" style:font-weight-complex="normal"/>
    </style:style>
    <style:style style:name="T122" style:family="text">
      <style:text-properties fo:color="#000000" fo:font-weight="normal" officeooo:rsid="002444bc" style:font-weight-asian="normal" style:font-weight-complex="normal"/>
    </style:style>
    <style:style style:name="T123" style:family="text">
      <style:text-properties fo:color="#000000" fo:font-weight="normal" officeooo:rsid="0037015d" style:font-weight-asian="normal" style:font-weight-complex="normal"/>
    </style:style>
    <style:style style:name="T124" style:family="text">
      <style:text-properties fo:color="#000000" fo:font-weight="normal" officeooo:rsid="00417cc6" style:font-weight-asian="normal" style:font-weight-complex="normal"/>
    </style:style>
    <style:style style:name="T125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126" style:family="text">
      <style:text-properties fo:color="#000000" fo:font-weight="normal" officeooo:rsid="00417cc6" fo:background-color="transparent" loext:char-shading-value="0" style:font-weight-asian="normal" style:font-weight-complex="normal"/>
    </style:style>
    <style:style style:name="T127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128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129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130" style:family="text">
      <style:text-properties fo:color="#000000" style:font-name="Liberation Mono" fo:font-size="10pt" officeooo:rsid="00441a36" style:font-size-asian="10pt" style:font-size-complex="10pt"/>
    </style:style>
    <style:style style:name="T131" style:family="text">
      <style:text-properties fo:color="#000000" style:font-name="Liberation Mono" fo:font-size="10pt" officeooo:rsid="001fc096" style:font-size-asian="10pt" style:font-size-complex="10pt"/>
    </style:style>
    <style:style style:name="T132" style:family="text">
      <style:text-properties fo:color="#000000" style:font-name="Liberation Mono" fo:font-size="10pt" officeooo:rsid="013c4ccc" style:font-size-asian="10pt" style:font-size-complex="10pt"/>
    </style:style>
    <style:style style:name="T133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134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135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136" style:family="text">
      <style:text-properties fo:color="#000000" style:font-name="Liberation Mono" fo:font-size="10pt" officeooo:rsid="00458ea3" fo:background-color="transparent" loext:char-shading-value="0" style:font-size-asian="10pt" style:font-size-complex="10pt"/>
    </style:style>
    <style:style style:name="T137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138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39" style:family="text">
      <style:text-properties fo:color="#000000" style:font-name="Liberation Mono"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140" style:family="text">
      <style:text-properties fo:color="#000000" style:font-name="Liberation Mono" fo:font-size="10pt" fo:font-weight="normal" officeooo:rsid="003df561" fo:background-color="transparent" loext:char-shading-value="0" style:font-size-asian="10pt" style:font-weight-asian="normal" style:font-size-complex="10pt" style:font-weight-complex="normal"/>
    </style:style>
    <style:style style:name="T141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142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143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144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145" style:family="text">
      <style:text-properties fo:color="#000000" style:font-name="Liberation Mono" fo:font-size="10pt" fo:font-weight="normal" officeooo:rsid="00417cc6" style:font-size-asian="10pt" style:font-weight-asian="normal" style:font-size-complex="10pt" style:font-weight-complex="normal"/>
    </style:style>
    <style:style style:name="T146" style:family="text">
      <style:text-properties fo:color="#000000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147" style:family="text">
      <style:text-properties fo:color="#000000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48" style:family="text">
      <style:text-properties fo:color="#000000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149" style:family="text">
      <style:text-properties fo:color="#000000" style:font-name="Liberation Mono" fo:font-weight="normal" officeooo:rsid="00417cc6" style:font-weight-asian="normal" style:font-weight-complex="normal"/>
    </style:style>
    <style:style style:name="T150" style:family="text">
      <style:text-properties fo:color="#000000" fo:font-weight="bold" officeooo:rsid="0037015d" fo:background-color="transparent" loext:char-shading-value="0" style:font-weight-asian="bold" style:font-weight-complex="bold"/>
    </style:style>
    <style:style style:name="T151" style:family="text">
      <style:text-properties fo:color="#000000" fo:font-weight="bold" officeooo:rsid="00417cc6" fo:background-color="transparent" loext:char-shading-value="0" style:font-weight-asian="bold" style:font-weight-complex="bold"/>
    </style:style>
    <style:style style:name="T152" style:family="text">
      <style:text-properties fo:color="#000000" fo:font-weight="bold" officeooo:rsid="00417cc6" style:font-weight-asian="bold" style:font-weight-complex="bold"/>
    </style:style>
    <style:style style:name="T153" style:family="text">
      <style:text-properties officeooo:rsid="003610d6"/>
    </style:style>
    <style:style style:name="T154" style:family="text">
      <style:text-properties officeooo:rsid="0018503b"/>
    </style:style>
    <style:style style:name="T155" style:family="text">
      <style:text-properties officeooo:rsid="001a3cf0"/>
    </style:style>
    <style:style style:name="T156" style:family="text">
      <style:text-properties officeooo:rsid="001de34a"/>
    </style:style>
    <style:style style:name="T157" style:family="text">
      <style:text-properties officeooo:rsid="001fc096"/>
    </style:style>
    <style:style style:name="T158" style:family="text">
      <style:text-properties officeooo:rsid="005bab04"/>
    </style:style>
    <style:style style:name="T159" style:family="text">
      <style:text-properties fo:background-color="transparent" loext:char-shading-value="0"/>
    </style:style>
    <style:style style:name="T160" style:family="text">
      <style:text-properties officeooo:rsid="00436ef9" fo:background-color="transparent" loext:char-shading-value="0"/>
    </style:style>
    <style:style style:name="T161" style:family="text">
      <style:text-properties officeooo:rsid="002542ea"/>
    </style:style>
    <style:style style:name="T162" style:family="text">
      <style:text-properties officeooo:rsid="00272843"/>
    </style:style>
    <style:style style:name="T163" style:family="text">
      <style:text-properties officeooo:rsid="00312987"/>
    </style:style>
    <style:style style:name="T164" style:family="text">
      <style:text-properties fo:color="#d4d4d4" style:font-name="Droid Sans Mono" fo:font-size="10.5pt" fo:font-weight="normal" officeooo:rsid="00417cc6" fo:background-color="#1e1e1e" loext:char-shading-value="0" style:font-weight-asian="normal" style:font-weight-complex="normal"/>
    </style:style>
    <style:style style:name="T165" style:family="text">
      <style:text-properties fo:color="#d4d4d4" fo:font-size="10.5pt" fo:font-weight="normal" officeooo:rsid="00417cc6" fo:background-color="#1e1e1e" loext:char-shading-value="0" style:font-weight-asian="normal" style:font-weight-complex="normal"/>
    </style:style>
    <style:style style:name="T166" style:family="text">
      <style:text-properties fo:color="#d4d4d4" fo:font-weight="normal" officeooo:rsid="00417cc6" fo:background-color="#1e1e1e" loext:char-shading-value="0" style:font-weight-asian="normal" style:font-weight-complex="normal"/>
    </style:style>
    <style:style style:name="T167" style:family="text">
      <style:text-properties fo:color="#d4d4d4" fo:font-weight="normal" officeooo:rsid="00417cc6" style:font-weight-asian="normal" style:font-weight-complex="normal"/>
    </style:style>
    <style:style style:name="T168" style:family="text">
      <style:text-properties fo:color="#4ec9b0"/>
    </style:style>
    <style:style style:name="T169" style:family="text">
      <style:text-properties fo:color="#4ec9b0" style:font-name="Droid Sans Mono" fo:font-size="10.5pt" fo:font-weight="normal" officeooo:rsid="00417cc6" fo:background-color="#1e1e1e" loext:char-shading-value="0" style:font-weight-asian="normal" style:font-weight-complex="normal"/>
    </style:style>
    <style:style style:name="T170" style:family="text">
      <style:text-properties fo:color="#4ec9b0" fo:font-size="10.5pt" fo:font-weight="normal" officeooo:rsid="00417cc6" fo:background-color="#1e1e1e" loext:char-shading-value="0" style:font-weight-asian="normal" style:font-weight-complex="normal"/>
    </style:style>
    <style:style style:name="T171" style:family="text">
      <style:text-properties fo:color="#4ec9b0" fo:font-weight="normal" officeooo:rsid="00417cc6" fo:background-color="#1e1e1e" loext:char-shading-value="0" style:font-weight-asian="normal" style:font-weight-complex="normal"/>
    </style:style>
    <style:style style:name="T172" style:family="text">
      <style:text-properties fo:color="#4ec9b0" fo:font-weight="normal" officeooo:rsid="00417cc6" style:font-weight-asian="normal" style:font-weight-complex="normal"/>
    </style:style>
    <style:style style:name="T173" style:family="text">
      <style:text-properties fo:color="#dcdcaa"/>
    </style:style>
    <style:style style:name="T174" style:family="text">
      <style:text-properties fo:color="#dcdcaa" style:font-name="Droid Sans Mono" fo:font-size="10.5pt" fo:font-weight="normal" officeooo:rsid="00417cc6" fo:background-color="#1e1e1e" loext:char-shading-value="0" style:font-weight-asian="normal" style:font-weight-complex="normal"/>
    </style:style>
    <style:style style:name="T175" style:family="text">
      <style:text-properties fo:color="#dcdcaa" fo:font-size="10.5pt" fo:font-weight="normal" officeooo:rsid="00417cc6" fo:background-color="#1e1e1e" loext:char-shading-value="0" style:font-weight-asian="normal" style:font-weight-complex="normal"/>
    </style:style>
    <style:style style:name="T176" style:family="text">
      <style:text-properties fo:color="#dcdcaa" fo:font-weight="normal" officeooo:rsid="00417cc6" fo:background-color="#1e1e1e" loext:char-shading-value="0" style:font-weight-asian="normal" style:font-weight-complex="normal"/>
    </style:style>
    <style:style style:name="T177" style:family="text">
      <style:text-properties fo:color="#dcdcaa" fo:font-weight="normal" officeooo:rsid="00417cc6" style:font-weight-asian="normal" style:font-weight-complex="normal"/>
    </style:style>
    <style:style style:name="T178" style:family="text">
      <style:text-properties fo:color="#9cdcfe"/>
    </style:style>
    <style:style style:name="T179" style:family="text">
      <style:text-properties fo:color="#9cdcfe" style:font-name="Droid Sans Mono" fo:font-size="10.5pt" fo:font-weight="normal" officeooo:rsid="00417cc6" fo:background-color="#1e1e1e" loext:char-shading-value="0" style:font-weight-asian="normal" style:font-weight-complex="normal"/>
    </style:style>
    <style:style style:name="T180" style:family="text">
      <style:text-properties fo:color="#9cdcfe" fo:font-size="10.5pt" fo:font-weight="normal" officeooo:rsid="00417cc6" fo:background-color="#1e1e1e" loext:char-shading-value="0" style:font-weight-asian="normal" style:font-weight-complex="normal"/>
    </style:style>
    <style:style style:name="T181" style:family="text">
      <style:text-properties fo:color="#9cdcfe" fo:font-weight="normal" officeooo:rsid="00417cc6" fo:background-color="#1e1e1e" loext:char-shading-value="0" style:font-weight-asian="normal" style:font-weight-complex="normal"/>
    </style:style>
    <style:style style:name="T182" style:family="text">
      <style:text-properties fo:color="#9cdcfe" fo:font-weight="normal" officeooo:rsid="00417cc6" style:font-weight-asian="normal" style:font-weight-complex="normal"/>
    </style:style>
    <style:style style:name="T183" style:family="text">
      <style:text-properties officeooo:rsid="00340f3c"/>
    </style:style>
    <style:style style:name="T184" style:family="text">
      <style:text-properties officeooo:rsid="00350715"/>
    </style:style>
    <style:style style:name="T185" style:family="text">
      <style:text-properties officeooo:rsid="0037ce57"/>
    </style:style>
    <style:style style:name="T186" style:family="text">
      <style:text-properties style:font-name="Liberation Mono"/>
    </style:style>
    <style:style style:name="T187" style:family="text">
      <style:text-properties style:font-name="Liberation Mono" fo:font-size="10pt" style:font-size-asian="10pt" style:font-size-complex="10pt"/>
    </style:style>
    <style:style style:name="T188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189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190" style:family="text">
      <style:text-properties style:font-name="Liberation Mono" officeooo:rsid="003e68df" fo:background-color="transparent" loext:char-shading-value="0"/>
    </style:style>
    <style:style style:name="T191" style:family="text">
      <style:text-properties fo:color="#569cd6"/>
    </style:style>
    <style:style style:name="T192" style:family="text">
      <style:text-properties officeooo:rsid="003a5645"/>
    </style:style>
    <style:style style:name="T193" style:family="text">
      <style:text-properties officeooo:rsid="003c29b2"/>
    </style:style>
    <style:style style:name="T194" style:family="text">
      <style:text-properties officeooo:rsid="003e68df"/>
    </style:style>
    <style:style style:name="T195" style:family="text">
      <style:text-properties officeooo:rsid="00417cc6"/>
    </style:style>
    <style:style style:name="T196" style:family="text">
      <style:text-properties officeooo:rsid="00436ef9"/>
    </style:style>
    <style:style style:name="T197" style:family="text">
      <style:text-properties officeooo:rsid="00439f73"/>
    </style:style>
    <style:style style:name="T198" style:family="text">
      <style:text-properties fo:color="#c586c0"/>
    </style:style>
    <style:style style:name="T199" style:family="text">
      <style:text-properties officeooo:rsid="00458e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 personal cheat sheet</text:p>
      <text:p text:style-name="Preformatted_20_Text"/>
      <text:p text:style-name="P6">0) general:</text:p>
      <text:p text:style-name="P3"/>
      <text:p text:style-name="P42"><text:span text:style-name="T9">-</text:span><text:span text:style-name="T10">&gt; </text:span><text:span text:style-name="T9">// </text:span>- single line comments</text:p>
      <text:p text:style-name="P42"><text:span text:style-name="T9">-</text:span><text:span text:style-name="T10">&gt; </text:span><text:span text:style-name="T9">/*</text:span><text:span text:style-name="T8"> … </text:span><text:span text:style-name="T9">*/</text:span><text:span text:style-name="T8"> </text:span>- multiple line comments </text:p>
      <text:p text:style-name="P42"><text:span text:style-name="T9">-</text:span><text:span text:style-name="T12">&gt; int main() {... </text:span><text:span text:style-name="T13">return 0;</text:span><text:span text:style-name="T12">} </text:span><text:span text:style-name="T70">- starting point of program execution.</text:span></text:p>
      <text:p text:style-name="P4"><text:span text:style-name="T11">-&gt; sizeof() </text:span><text:span text:style-name="T1">- </text:span>Yields the size in bytes of the object representation of type</text:p>
      <text:p text:style-name="Preformatted_20_Text"><text:tab/><text:span text:style-name="T77">sizeof(int)<text:tab/></text:span><text:span text:style-name="T114"><text:tab/><text:tab/><text:tab/><text:tab/><text:tab/><text:tab/><text:tab/><text:tab/># out: 4</text:span></text:p>
      <text:p text:style-name="Preformatted_20_Text"><text:span text:style-name="T9">-</text:span><text:span text:style-name="T14">&gt; using namespace …;</text:span><text:span text:style-name="T71"> - defining namespace</text:span></text:p>
      <text:p text:style-name="Preformatted_20_Text"><text:tab/><text:span text:style-name="T76">using namespace std;</text:span></text:p>
      <text:p text:style-name="P10"><text:span text:style-name="T14">-</text:span><text:span text:style-name="T15">&gt; using …;</text:span><text:span text:style-name="T87"> - enable to specify only what you need</text:span></text:p>
      <text:p text:style-name="Preformatted_20_Text"><text:span text:style-name="T119"><text:tab/></text:span><text:span text:style-name="T78">using std::cin;</text:span></text:p>
      <text:p text:style-name="Preformatted_20_Text"><text:span text:style-name="T9">-</text:span><text:span text:style-name="T16">&gt; </text:span><text:span text:style-name="T41">&lt;&lt;</text:span><text:span text:style-name="T16"> </text:span><text:span text:style-name="T88">- insertion operator</text:span></text:p>
      <text:p text:style-name="Preformatted_20_Text"><text:span text:style-name="T9">-</text:span><text:span text:style-name="T16">&gt; &gt;&gt;</text:span><text:span text:style-name="T88"> - extraction operator</text:span></text:p>
      <text:p text:style-name="Preformatted_20_Text"><text:span text:style-name="T9">-</text:span><text:span text:style-name="T23">&gt; const</text:span><text:span text:style-name="T155"> – declare constant variable, function</text:span></text:p>
      <text:p text:style-name="Preformatted_20_Text"><text:tab/><text:span text:style-name="T75">const int months_in_year {12};</text:span></text:p>
      <text:p text:style-name="P43"><text:span text:style-name="T35">-</text:span><text:span text:style-name="T36">&gt; </text:span><text:span text:style-name="T37">static_cast&lt;data_type&gt;(variable)</text:span><text:span text:style-name="T158"> - </text:span>e<text:span text:style-name="T158">xplicit type casting</text:span></text:p>
      <text:p text:style-name="P43"><text:tab/><text:span text:style-name="T72">num3 = </text:span><text:span text:style-name="T73">static_cast&lt;double&gt;(num1)</text:span><text:span text:style-name="T72"> / num2</text:span></text:p>
      <text:p text:style-name="P40"><text:span text:style-name="T9">-</text:span><text:span text:style-name="T27">&gt; !, &amp;&amp;, ||</text:span><text:span text:style-name="T162"> - logical operators: not, and, or</text:span></text:p>
      <text:p text:style-name="P11"><text:tab/><text:span text:style-name="T82">w</text:span><text:span text:style-name="T83">ithin_bounds = (num &gt; lower &amp;&amp; num &lt; upper)</text:span><text:span text:style-name="T97"> -</text:span><text:span text:style-name="T98"> important parenthesis </text:span><text:span text:style-name="T99">for <text:tab/><text:tab/>logical expressions</text:span></text:p>
      <text:p text:style-name="P11"><text:span text:style-name="T49">-</text:span><text:span text:style-name="T51">&gt; if, else if, else</text:span><text:span text:style-name="T101"> – conditionals</text:span></text:p>
      <text:p text:style-name="P47"><text:tab/>if (expr) {...;}</text:p>
      <text:p text:style-name="P47"><text:tab/>else if (expr) {...;}</text:p>
      <text:p text:style-name="P48"><text:tab/>else {...;}</text:p>
      <text:p text:style-name="P13"><text:span text:style-name="T44">-</text:span><text:span text:style-name="T53">&gt; </text:span><text:span text:style-name="T54">(cond_expr) ? expr1 : expr2</text:span><text:span text:style-name="T103"> - </text:span><text:span text:style-name="T104">short form of ‘if’ statement</text:span></text:p>
      <text:p text:style-name="P24"><text:span text:style-name="T104"><text:tab/></text:span><text:span text:style-name="T103">cout &lt;&lt; num &lt;&lt; " is " &lt;&lt; ( (num %2 ==0) ? "even" : "odd" <text:s/>) &lt;&lt; endl;</text:span></text:p>
      <text:p text:style-name="P12"><text:span text:style-name="T49">-</text:span><text:span text:style-name="T52">&gt; switch </text:span><text:span text:style-name="T95">–</text:span><text:span text:style-name="T102"> used for multiply if statements</text:span></text:p>
      <text:p text:style-name="P31"><text:span text:style-name="T5"><text:tab/>switch</text:span>(expression) {</text:p>
      <text:p text:style-name="P32"><text:tab/> <text:s text:c="2"/><text:tab/><text:span text:style-name="T5">case</text:span> constant-expression:</text:p>
      <text:p text:style-name="P32"><text:s text:c="6"/><text:tab/><text:tab/>statement(s);</text:p>
      <text:p text:style-name="P32"><text:s text:c="6"/><text:tab/><text:tab/><text:span text:style-name="T5">break</text:span>; <text:tab/>//optional</text:p>
      <text:p text:style-name="P32"><text:s text:c="3"/><text:tab/><text:tab/>// you can have any number of case statements.</text:p>
      <text:p text:style-name="P32"><text:s text:c="3"/><text:tab/><text:tab/><text:span text:style-name="T5">default</text:span>: <text:tab/><text:tab/>//Optional</text:p>
      <text:p text:style-name="P32"><text:s text:c="6"/><text:tab/><text:tab/>statement(s);<text:tab/>}</text:p>
      <text:p text:style-name="P12"><text:span text:style-name="T49">-</text:span><text:span text:style-name="T50">&gt; for (int i = 0; i &lt; n; i++){...;}</text:span><text:span text:style-name="T100"> - basic for loop</text:span></text:p>
      <text:p text:style-name="P33"><text:tab/>for (int i {1}<text:span text:style-name="T5">,</text:span> j {5} ; i &lt;= 5; ++i<text:span text:style-name="T5">,</text:span> ++j) {</text:p>
      <text:p text:style-name="P33"><text:tab/><text:tab/>cout &lt;&lt; i &lt;&lt; “ * “ &lt;&lt; j &lt;&lt; “ : “ &lt;&lt; (i * j) &lt;&lt; endl;</text:p>
      <text:p text:style-name="P60"><text:tab/>}</text:p>
      <text:p text:style-name="P27"><text:span text:style-name="T55">-</text:span><text:span text:style-name="T56">&gt; </text:span><text:span text:style-name="T57">for (var_type var_name: sequence) {...;</text:span><text:span text:style-name="T42">}</text:span><text:span text:style-name="T89"> - range-based for loops</text:span></text:p>
      <text:p text:style-name="P25"><text:span text:style-name="T89"><text:tab/></text:span><text:span text:style-name="T90">for (</text:span><text:span text:style-name="T93">auto</text:span><text:span text:style-name="T91">/</text:span><text:span text:style-name="T94">int</text:span><text:span text:style-name="T90"> score : scores) </text:span></text:p>
      <text:p text:style-name="P50"><text:tab/><text:tab/>cout &lt;&lt; score &lt;&lt; endl;</text:p>
      <text:p text:style-name="P28"><text:span text:style-name="T55">-</text:span><text:span text:style-name="T58">&gt; </text:span><text:span text:style-name="T59">while (expression) {...;</text:span><text:span text:style-name="T58">}</text:span><text:span text:style-name="T109"> </text:span><text:span text:style-name="T129">- basic while loop</text:span></text:p>
      <text:p text:style-name="P28"><text:span text:style-name="T58">-&gt; </text:span><text:span text:style-name="T60">do {...;</text:span><text:span text:style-name="T58">} while (expression);</text:span><text:span text:style-name="T129"> - basic do-while loop</text:span></text:p>
      <text:p text:style-name="P26"><text:span text:style-name="T97"><text:tab/></text:span><text:span text:style-name="T105">int number {};</text:span></text:p>
      <text:p text:style-name="P34"><text:tab/><text:tab/>do {</text:p>
      <text:p text:style-name="P34"><text:tab/><text:tab/><text:tab/>cout &lt;&lt; “Enter an integer between 1 and 5: “;</text:p>
      <text:p text:style-name="P34"><text:tab/><text:tab/><text:tab/>cin &gt;&gt; number;</text:p>
      <text:p text:style-name="P49"><text:tab/><text:tab/>} while (number &lt;= 1 || number &gt;= 5);</text:p>
      <text:p text:style-name="P52"><text:span text:style-name="T9">-</text:span><text:span text:style-name="T29">&gt; abs()</text:span><text:span text:style-name="T184"> - return absolute value</text:span></text:p>
      <text:p text:style-name="P52"><text:tab/><text:span text:style-name="T84">int n = std::abs(-10);</text:span></text:p>
      <text:p text:style-name="P52"><text:span text:style-name="T9">-</text:span><text:span text:style-name="T33">&gt; (int)c / (char)n </text:span><text:span text:style-name="T194">– conversion betwee</text:span><text:span text:style-name="T190">n int and char</text:span></text:p>
      <text:p text:style-name="P70"><text:tab/>int n = (int)arr[i] + 1;</text:p>
      <text:p text:style-name="P71"><text:tab/>char c = (char)n;</text:p>
      <text:p text:style-name="P54"><text:tab/></text:p>
      <text:p text:style-name="P51"/>
      <text:p text:style-name="P7">1) variables:</text:p>
      <text:p text:style-name="P14"/>
      <text:p text:style-name="P36"><text:span text:style-name="T19">-</text:span><text:span text:style-name="T20">&gt; </text:span><text:span text:style-name="T19">int age;</text:span><text:span text:style-name="T110"> - uninitiliazed </text:span><text:span text:style-name="T111">(not a good practice)</text:span></text:p>
      <text:p text:style-name="P35"><text:span text:style-name="T20">-&gt; </text:span><text:span text:style-name="T19">int age = 21; </text:span><text:span text:style-name="T110">- C-like initilization</text:span></text:p>
      <text:p text:style-name="P35"><text:soft-page-break/><text:span text:style-name="T19">-</text:span><text:span text:style-name="T20">&gt; </text:span><text:span text:style-name="T19">int age (21); </text:span><text:span text:style-name="T110">- Constructor initilization</text:span></text:p>
      <text:p text:style-name="P35"><text:span text:style-name="T19">-</text:span><text:span text:style-name="T20">&gt; </text:span><text:span text:style-name="T19">int age {21}; </text:span><text:span text:style-name="T110">- c++11 list initilization syntax; helps to catch an error, <text:tab/></text:span><text:span text:style-name="T81">recommended</text:span><text:span text:style-name="T110"> <text:tab/></text:span></text:p>
      <text:p text:style-name="P38"><text:span text:style-name="T9">-</text:span><text:span text:style-name="T20">&gt; </text:span><text:span text:style-name="T9">unsigned</text:span><text:span text:style-name="T8">/signed </text:span><text:span text:style-name="T9">short</text:span><text:span text:style-name="T8"> int</text:span> # at least 16 bits</text:p>
      <text:p text:style-name="P38"><text:span text:style-name="T9">-</text:span><text:span text:style-name="T20">&gt; </text:span><text:span text:style-name="T9">unsigned</text:span><text:span text:style-name="T8">/signed </text:span><text:span text:style-name="T9">int</text:span><text:span text:style-name="T8"> </text:span># at least 16 bits</text:p>
      <text:p text:style-name="P38"><text:span text:style-name="T9">-</text:span><text:span text:style-name="T20">&gt; </text:span><text:span text:style-name="T9">unsigned</text:span><text:span text:style-name="T8">/signed </text:span><text:span text:style-name="T9">long</text:span><text:span text:style-name="T8"> int</text:span> # # at least 32 bits</text:p>
      <text:p text:style-name="P38"><text:span text:style-name="T9">-</text:span><text:span text:style-name="T20">&gt; </text:span><text:span text:style-name="T9">unsigned/signed long long int </text:span><text:span text:style-name="T119"># at least 64 bits</text:span></text:p>
      <text:p text:style-name="P37"><text:span text:style-name="T9">-</text:span><text:span text:style-name="T20">&gt; </text:span><text:span text:style-name="T9">float</text:span> – 7 decimal digits</text:p>
      <text:p text:style-name="P36"><text:span text:style-name="T21">-</text:span><text:span text:style-name="T20">&gt; </text:span><text:span text:style-name="T21">double</text:span><text:span text:style-name="T153"> – 15 decimal digits</text:span></text:p>
      <text:p text:style-name="P37"><text:span text:style-name="T9">-</text:span><text:span text:style-name="T20">&gt; </text:span><text:span text:style-name="T9">long double</text:span><text:span text:style-name="T8"> </text:span>– 19 decimal digits</text:p>
      <text:p text:style-name="P37"><text:span text:style-name="T9">-</text:span><text:span text:style-name="T22">&gt; bool </text:span><text:span text:style-name="T154">– true/false</text:span></text:p>
      <text:p text:style-name="Preformatted_20_Text"/>
      <text:p text:style-name="Preformatted_20_Text"/>
      <text:p text:style-name="P8">a) climits:</text:p>
      <text:p text:style-name="P15"/>
      <text:p text:style-name="P17">-<text:span text:style-name="T156">&gt; #include &lt;climits&gt;</text:span></text:p>
      <text:p text:style-name="P15"><text:span text:style-name="T9">-&gt; INT_MIN / INT_MAX </text:span>– minimum, maximum value of variable. Other popular <text:tab/>possibilities: CHAR, SHRT, LONG)</text:p>
      <text:p text:style-name="P21"/>
      <text:p text:style-name="P21"/>
      <text:p text:style-name="P5">a) cmath:</text:p>
      <text:p text:style-name="Preformatted_20_Text"/>
      <text:p text:style-name="P16">-<text:span text:style-name="T185">&gt; #include &lt;cmath&gt;</text:span></text:p>
      <text:p text:style-name="Preformatted_20_Text"><text:span text:style-name="T43">-&gt; pow(val, pow)</text:span><text:span text:style-name="T183"> – raises to a given power</text:span></text:p>
      <text:p text:style-name="Preformatted_20_Text"><text:span text:style-name="T9">-</text:span><text:span text:style-name="T31">&gt; round(val)</text:span><text:span text:style-name="T185"> – rounds to t</text:span><text:span text:style-name="T134">he nearest int value</text:span></text:p>
      <text:p text:style-name="P53"><text:tab/><text:span text:style-name="T74">mean_val = round(mean_val * 100) / 100;</text:span></text:p>
      <text:p text:style-name="P53">- log2</text:p>
      <text:p text:style-name="P53">- sqrt</text:p>
      <text:p text:style-name="P53">- ceil</text:p>
      <text:p text:style-name="Preformatted_20_Text">- floor</text:p>
      <text:p text:style-name="Preformatted_20_Text">- sin</text:p>
      <text:p text:style-name="Preformatted_20_Text">- cos</text:p>
      <text:p text:style-name="Preformatted_20_Text">- tan</text:p>
      <text:p text:style-name="Preformatted_20_Text">- abs</text:p>
      <text:p text:style-name="Preformatted_20_Text"/>
      <text:p text:style-name="P5">b) iostream:</text:p>
      <text:p text:style-name="P23"/>
      <text:p text:style-name="P19">-<text:span text:style-name="T161">&gt; #include &lt;iostream&gt;</text:span></text:p>
      <text:p text:style-name="Preformatted_20_Text"><text:span text:style-name="T9">-</text:span><text:span text:style-name="T18">&gt;</text:span><text:span text:style-name="T9"> cout</text:span> – <text:span text:style-name="T2">print output to the console</text:span></text:p>
      <text:p text:style-name="Preformatted_20_Text"><text:span text:style-name="T9">-</text:span><text:span text:style-name="T18">&gt;</text:span><text:span text:style-name="T9"> cin </text:span>– <text:span text:style-name="T2">take input from the keyboard</text:span></text:p>
      <text:p text:style-name="Preformatted_20_Text"><text:span text:style-name="T9">-</text:span><text:span text:style-name="T17">&gt; endl </text:span><text:span text:style-name="T106">– insert “\n”</text:span></text:p>
      <text:p text:style-name="Preformatted_20_Text"/>
      <text:p text:style-name="P9">c) iomanip:</text:p>
      <text:p text:style-name="P41"><text:span text:style-name="T9">-</text:span><text:span text:style-name="T26">&gt; </text:span><text:span text:style-name="T9">std::boolalpha</text:span> # will display true/false</text:p>
      <text:p text:style-name="P41"><text:span text:style-name="T9">-</text:span><text:span text:style-name="T26">&gt; </text:span><text:span text:style-name="T9">std::noboolalpha</text:span><text:span text:style-name="T3"> </text:span># will display 1/0</text:p>
      <text:p text:style-name="P22"/>
      <text:p text:style-name="Preformatted_20_Text"/>
      <text:p text:style-name="Preformatted_20_Text">c) cctype:</text:p>
      <text:p text:style-name="Preformatted_20_Text">- isalnum</text:p>
      <text:p text:style-name="Preformatted_20_Text">- isalpha</text:p>
      <text:p text:style-name="Preformatted_20_Text">- isdigit</text:p>
      <text:p text:style-name="Preformatted_20_Text">- islower</text:p>
      <text:p text:style-name="Preformatted_20_Text">- isprint</text:p>
      <text:p text:style-name="Preformatted_20_Text">- ispunct</text:p>
      <text:p text:style-name="Preformatted_20_Text">- isspace</text:p>
      <text:p text:style-name="Preformatted_20_Text">- isupper</text:p>
      <text:p text:style-name="Preformatted_20_Text">- tolower</text:p>
      <text:p text:style-name="Preformatted_20_Text">- toupper</text:p>
      <text:p text:style-name="Preformatted_20_Text"/>
      <text:p text:style-name="Preformatted_20_Text">d) string:</text:p>
      <text:p text:style-name="Preformatted_20_Text">- at</text:p>
      <text:p text:style-name="Preformatted_20_Text">- front</text:p>
      <text:p text:style-name="Preformatted_20_Text">- str.back()</text:p>
      <text:p text:style-name="Preformatted_20_Text">- empty</text:p>
      <text:p text:style-name="Preformatted_20_Text"><text:soft-page-break/>- length/size</text:p>
      <text:p text:style-name="Preformatted_20_Text">- clear</text:p>
      <text:p text:style-name="Preformatted_20_Text">- insert</text:p>
      <text:p text:style-name="Preformatted_20_Text">- erase</text:p>
      <text:p text:style-name="Preformatted_20_Text">- push_back</text:p>
      <text:p text:style-name="Preformatted_20_Text">- str.pop_back()</text:p>
      <text:p text:style-name="Preformatted_20_Text">- append</text:p>
      <text:p text:style-name="Preformatted_20_Text">- compare</text:p>
      <text:p text:style-name="Preformatted_20_Text">- replace</text:p>
      <text:p text:style-name="Preformatted_20_Text">- substr</text:p>
      <text:p text:style-name="Preformatted_20_Text">- find</text:p>
      <text:p text:style-name="Preformatted_20_Text">- rfind</text:p>
      <text:p text:style-name="Preformatted_20_Text">- std::string::npos</text:p>
      <text:p text:style-name="Preformatted_20_Text">- stoi</text:p>
      <text:p text:style-name="Preformatted_20_Text">- stol</text:p>
      <text:p text:style-name="Preformatted_20_Text">- stof</text:p>
      <text:p text:style-name="Preformatted_20_Text">- stod</text:p>
      <text:p text:style-name="Preformatted_20_Text">- to_string</text:p>
      <text:p text:style-name="Preformatted_20_Text">- getline</text:p>
      <text:p text:style-name="Preformatted_20_Text"/>
      <text:p text:style-name="P5">e) iterator:</text:p>
      <text:p text:style-name="Preformatted_20_Text"/>
      <text:p text:style-name="Preformatted_20_Text"><text:span text:style-name="T9">-</text:span><text:span text:style-name="T32">&gt;</text:span><text:span text:style-name="T9"> begin/rbegin</text:span> – <text:span text:style-name="T193">iterator pointing at the first element or first reversed</text:span></text:p>
      <text:p text:style-name="P58"><text:span text:style-name="T9">-</text:span><text:span text:style-name="T32">&gt;</text:span><text:span text:style-name="T9"> end/rend</text:span><text:span text:style-name="T73"> </text:span>- <text:span text:style-name="T193">iterator pointing at the </text:span><text:span text:style-name="T92">last</text:span><text:span text:style-name="T193"> element or last reversed</text:span></text:p>
      <text:p text:style-name="Preformatted_20_Text">- advance</text:p>
      <text:p text:style-name="Preformatted_20_Text">- next</text:p>
      <text:p text:style-name="Preformatted_20_Text">- prev</text:p>
      <text:p text:style-name="Preformatted_20_Text">- back_inserter</text:p>
      <text:p text:style-name="Preformatted_20_Text">- front_inserter</text:p>
      <text:p text:style-name="Preformatted_20_Text"/>
      <text:p text:style-name="P5">f) algorithm</text:p>
      <text:p text:style-name="Preformatted_20_Text"/>
      <text:p text:style-name="P29"><text:span text:style-name="T9">-</text:span><text:span text:style-name="T28">&gt;</text:span><text:span text:style-name="T9"> </text:span><text:span text:style-name="T28">count(InputIt first, InputIt last, const T &amp;value)</text:span><text:span text:style-name="T163"> - </text:span>Returns the number of <text:span text:style-name="T159"><text:tab/>elements in the range </text:span><text:span text:style-name="Source_20_Text"><text:span text:style-name="T159">[first, last) </text:span></text:span><text:span text:style-name="T159">satisfying <text:tab/>specific criteria.</text:span></text:p>
      <text:p text:style-name="P2"><text:tab/><text:span text:style-name="T74">total += std::count(t.begin(), t.end(), 1)</text:span></text:p>
      <text:p text:style-name="P55"><text:span text:style-name="T9">-</text:span><text:span text:style-name="T30">&gt; reverse(</text:span><text:span text:style-name="T28">InputIt first, InputIt last</text:span><text:span text:style-name="T30">) –</text:span><text:span text:style-name="T123"> returns a reversed container</text:span></text:p>
      <text:p text:style-name="P55"><text:span text:style-name="T123"><text:tab/></text:span><text:span text:style-name="T79">std::reverse(arr.begin(), arr.end());</text:span></text:p>
      <text:p text:style-name="P59"><text:span text:style-name="T38">-&gt; </text:span><text:span text:style-name="T39">rotate(</text:span><text:span text:style-name="T34">ForwardIt first, ForwardIt n_first, ForwardIt last)</text:span><text:span text:style-name="T124"> – performs a left </text:span><text:span text:style-name="T144"><text:tab/>rotation on a range of elements</text:span></text:p>
      <text:p text:style-name="P59"><text:span text:style-name="T144"><text:tab/></text:span><text:span text:style-name="T85">std::rotate(arr.begin(), arr.begin() + </text:span><text:span text:style-name="T86">3</text:span><text:span text:style-name="T85">, arr.end());</text:span></text:p>
      <text:p text:style-name="Preformatted_20_Text"><text:span text:style-name="T35">-</text:span><text:span text:style-name="T40">&gt; transform(</text:span><text:span text:style-name="T9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197">S</text:span><text:span text:style-name="Source_20_Text">td::transform</text:span> <text:span text:style-name="T112">does not guarantee</text:span> in-<text:span text:style-name="T135"><text:tab/>order application of </text:span><text:span text:style-name="Source_20_Text"><text:span text:style-name="T135">unary_op</text:span></text:span><text:span text:style-name="T135"> or </text:span><text:span text:style-name="Source_20_Text"><text:span text:style-name="T135">binary_op</text:span></text:span><text:span text:style-name="T135">.</text:span></text:p>
      <text:p text:style-name="P71"><text:tab/>std::transform(nums.begin(), nums.end(), nums.begin(),</text:p>
      <text:p text:style-name="P71"><text:tab/><text:tab/>[](float i) -&gt; float { return i * i; });</text:p>
      <text:p text:style-name="Preformatted_20_Text"><text:span text:style-name="T66">-</text:span><text:span text:style-name="T67">&gt; accumulate(</text:span><text:span text:style-name="T9">( InputIt first, InputIt last, T init, BinaryOperation op)</text:span> - <text:tab/>Computes the sum of the given value <text:span text:style-name="Source_20_Text">init</text:span> and the elements in the range <text:tab/><text:span text:style-name="Source_20_Text">[first, last)</text:span>.</text:p>
      <text:p text:style-name="P46"><text:span text:style-name="T189"><text:tab/></text:span>int product = std::accumulate(v.begin(), v.end(), 1, <text:tab/><text:tab/><text:tab/><text:tab/><text:tab/><text:tab/>std::multiplies&lt;int&gt;());</text:p>
      <text:p text:style-name="P53"/>
      <text:p text:style-name="P53">- sort </text:p>
      <text:p text:style-name="P30">- remove</text:p>
      <text:p text:style-name="Preformatted_20_Text">- set_intersection</text:p>
      <text:p text:style-name="Preformatted_20_Text"/>
      <text:p text:style-name="P5">g) vector</text:p>
      <text:p text:style-name="P5"/>
      <text:p text:style-name="P16">-<text:span text:style-name="T156">&gt; #include &lt;vector&gt;</text:span></text:p>
      <text:p text:style-name="P18">-<text:span text:style-name="T157">&gt; std::vector&lt;int&gt; v {10, 0}; </text:span><text:span text:style-name="T120">- l</text:span><text:span text:style-name="T127">ist</text:span><text:span text:style-name="T120"> initialization, out: 2 elements {10, 0}</text:span></text:p>
      <text:p text:style-name="P20"><text:span text:style-name="T9">-</text:span><text:span text:style-name="T24">&gt; std::vector&lt;int&gt; v (10, 0); </text:span><text:span text:style-name="T120">- constructor initialization, out: 10 elements <text:tab/>initialized to 0</text:span></text:p>
      <text:p text:style-name="P44"><text:span text:style-name="T45">-</text:span><text:span text:style-name="T46">&gt; v</text:span><text:span text:style-name="T45">.at(element_index)</text:span><text:span text:style-name="T4"> -</text:span><text:span text:style-name="T96"> method to access a vector element</text:span></text:p>
      <text:p text:style-name="P44"><text:soft-page-break/><text:span text:style-name="T45">-</text:span><text:span text:style-name="T46">&gt; v</text:span><text:span text:style-name="T45">.front()</text:span><text:span text:style-name="T107"> -</text:span><text:span text:style-name="T130"> </text:span><text:span text:style-name="T131">r</text:span><text:span text:style-name="T130">eference to the first element in the vector</text:span></text:p>
      <text:p text:style-name="P44"><text:span text:style-name="T45">-</text:span><text:span text:style-name="T46">&gt; v</text:span><text:span text:style-name="T45">.b</text:span><text:span text:style-name="T47">ack</text:span><text:span text:style-name="T45">()</text:span><text:span text:style-name="T108"> </text:span><text:span text:style-name="T107">-</text:span><text:span text:style-name="T130"> </text:span><text:span text:style-name="T131">r</text:span><text:span text:style-name="T130">eference to the l</text:span><text:span text:style-name="T132">ast</text:span><text:span text:style-name="T130"> element in the vector</text:span></text:p>
      <text:p text:style-name="P45"><text:span text:style-name="T133">-</text:span><text:span text:style-name="T48">&gt; </text:span><text:span text:style-name="T45">v.size()</text:span><text:span text:style-name="T4"> </text:span><text:span text:style-name="T128">- return length of the vector as size_type</text:span></text:p>
      <text:p text:style-name="P39"><text:span text:style-name="T9">-</text:span><text:span text:style-name="T25">&gt; </text:span><text:span text:style-name="T9">v.empty()</text:span><text:span text:style-name="T3"> -</text:span><text:span text:style-name="T119"> </text:span><text:span text:style-name="T121">c</text:span><text:span text:style-name="T119">hecks if the container has no elements</text:span></text:p>
      <text:p text:style-name="P39"><text:span text:style-name="T9">-</text:span><text:span text:style-name="T25">&gt; </text:span><text:span text:style-name="T9">v.push_back(element)</text:span><text:span text:style-name="T119"> - add a new element to the end of the list</text:span></text:p>
      <text:p text:style-name="P39"><text:span text:style-name="T9">-</text:span><text:span text:style-name="T25">&gt; </text:span><text:span text:style-name="T9">v.pop_back() -</text:span><text:span text:style-name="T119"> </text:span><text:span text:style-name="T122">r</text:span><text:span text:style-name="T119">emoves the last element in the vector, effectively <text:tab/>reducing <text:tab/>the container size by one</text:span></text:p>
      <text:p text:style-name="P61"><text:span text:style-name="T8">-</text:span><text:span text:style-name="T61">&gt; </text:span><text:span text:style-name="T8">v.clear()</text:span><text:span text:style-name="T119"> - erase all elements from the container.</text:span></text:p>
      <text:p text:style-name="P61"><text:span text:style-name="T119"/></text:p>
      <text:p text:style-name="P61"><text:span text:style-name="T119"/></text:p>
      <text:p text:style-name="P62"><text:span text:style-name="T118">h) map</text:span></text:p>
      <text:p text:style-name="P62"><text:span text:style-name="T119"/></text:p>
      <text:p text:style-name="P62"><text:span text:style-name="T119"/></text:p>
      <text:p text:style-name="P63"><text:span text:style-name="T113">-&gt; #include &lt;map&gt;</text:span></text:p>
      <text:p text:style-name="P67"><text:span text:style-name="T137">-&gt; </text:span><text:span text:style-name="T138">std::map&lt;char, int&gt; </text:span><text:span text:style-name="T137">m </text:span><text:span text:style-name="T138">{}; - </text:span><text:span text:style-name="T137">initialization</text:span></text:p>
      <text:p text:style-name="P64"><text:span text:style-name="T113">-</text:span><text:span text:style-name="T115">&gt; find() - return it to the element, if not found returns m.end() iterator</text:span></text:p>
      <text:p text:style-name="P68"><text:span text:style-name="T139"><text:tab/>auto it = m.find(‘l’);</text:span></text:p>
      <text:p text:style-name="P68"><text:span text:style-name="T139"><text:tab/></text:span><text:span text:style-name="T140">it.first = ‘l’;</text:span></text:p>
      <text:p text:style-name="P68"><text:span text:style-name="T140"><text:tab/>it.second = 1;</text:span></text:p>
      <text:p text:style-name="P64"><text:span text:style-name="T115"/></text:p>
      <text:p text:style-name="P64"><text:span text:style-name="T115"/></text:p>
      <text:p text:style-name="P65"><text:span text:style-name="T192">i</text:span>) set</text:p>
      <text:p text:style-name="P65"><text:span text:style-name="T113"/></text:p>
      <text:p text:style-name="P72">-&gt; #include &lt;set&gt;</text:p>
      <text:p text:style-name="P66"><text:span text:style-name="T63">-&gt; </text:span><text:span text:style-name="T62">std::set&lt;char&gt; s;</text:span><text:span text:style-name="T113"> - </text:span><text:span text:style-name="T116">set initialization</text:span></text:p>
      <text:p text:style-name="P69"><text:span text:style-name="T68">-</text:span><text:span text:style-name="T65">&gt; size()</text:span><text:span text:style-name="T69"> </text:span><text:span text:style-name="T142">- returns number of elements;</text:span></text:p>
      <text:p text:style-name="P69"><text:span text:style-name="T141">-</text:span><text:span text:style-name="T64">&gt; insert()</text:span><text:span text:style-name="T141"> - </text:span><text:span text:style-name="T142">insert</text:span><text:span text:style-name="T141"> element to set</text:span></text:p>
      <text:p text:style-name="P65"><text:span text:style-name="T11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1T16:23:02.511742505</dc:date>
    <meta:editing-duration>PT4H29M9S</meta:editing-duration>
    <meta:editing-cycles>48</meta:editing-cycles>
    <meta:generator>LibreOffice/6.4.3.2$Linux_X86_64 LibreOffice_project/40$Build-2</meta:generator>
    <meta:document-statistic meta:table-count="0" meta:image-count="0" meta:object-count="0" meta:page-count="4" meta:paragraph-count="172" meta:word-count="979" meta:character-count="5656" meta:non-whitespace-character-count="4711"/>
  </office:meta>
</office:document-meta>
</file>